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0.99pt"/>
    </style:style>
    <style:style style:name="co2" style:family="table-column">
      <style:table-column-properties fo:break-before="auto" style:column-width="547.9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264.61pt"/>
    </style:style>
    <style:style style:name="co5" style:family="table-column">
      <style:table-column-properties fo:break-before="auto" style:column-width="125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4.75pt" fo:break-before="auto" style:use-optimal-row-height="false"/>
    </style:style>
    <style:style style:name="ro4" style:family="table-row">
      <style:table-row-properties style:row-height="22.5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19.5pt" fo:break-before="auto" style:use-optimal-row-height="false"/>
    </style:style>
    <style:style style:name="ro7" style:family="table-row">
      <style:table-row-properties style:row-height="23.24pt" fo:break-before="auto" style:use-optimal-row-height="false"/>
    </style:style>
    <style:style style:name="ro8" style:family="table-row">
      <style:table-row-properties style:row-height="25.51pt" fo:break-before="auto" style:use-optimal-row-height="false"/>
    </style:style>
    <style:style style:name="ro9" style:family="table-row">
      <style:table-row-properties style:row-height="27.01pt" fo:break-before="auto" style:use-optimal-row-height="false"/>
    </style:style>
    <style:style style:name="ro10" style:family="table-row">
      <style:table-row-properties style:row-height="21pt" fo:break-before="auto" style:use-optimal-row-height="false"/>
    </style:style>
    <style:style style:name="ta1" style:family="table" style:master-page-name="PageStyle_5f_Requirements">
      <style:table-properties table:display="true" style:writing-mode="lr-tb"/>
    </style:style>
    <style:style style:name="ta2" style:family="table" style:master-page-name="PageStyle_5f_Check-list">
      <style:table-properties table:display="true" style:writing-mode="lr-tb"/>
    </style:style>
    <style:style style:name="ce1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c1d1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c1d1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c1d1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c1d1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2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1c1d1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15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Arial" fo:text-shadow="none" style:font-style-asian="normal" style:font-weight-complex="normal" style:font-weight-asian="normal" style:font-size-complex="10pt" style:font-size-asian="10pt" style:font-name-complex="Arial" style:text-position="0% 100%" fo:color="#1c1d1f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2" style:family="text">
      <style:text-properties style:font-name="Arial" fo:text-shadow="none" style:font-style-asian="normal" style:font-weight-complex="normal" style:font-weight-asian="normal" style:font-size-complex="10pt" style:font-size-asian="10pt" style:font-name-complex="Arial" style:text-position="0% 100%" style:text-outline="false" fo:font-style="normal" style:text-underline-style="none" style:text-underline-color="font-color" fo:font-weight="normal" fo:font-size="10pt" style:font-style-complex="normal" fo:color="#ff0000" style:text-line-through-type="single"/>
    </style:style>
    <style:style style:name="T3" style:family="text">
      <style:text-properties style:font-name="Arial" fo:text-shadow="none" style:font-style-asian="normal" style:font-weight-complex="normal" style:font-weight-asian="normal" style:font-size-complex="10pt" style:font-size-asian="10pt" style:font-name-complex="Arial" style:text-position="0% 100%" style:text-outline="false" fo:font-style="normal" style:text-underline-style="none" style:text-underline-color="font-color" fo:font-weight="normal" fo:font-size="10pt" style:font-style-complex="normal" fo:color="#000000" style:text-line-through-type="none"/>
    </style:style>
    <style:style style:name="T4" style:family="text">
      <style:text-properties style:font-name="Arial" fo:text-shadow="none" style:font-style-asian="normal" style:font-weight-complex="normal" style:font-weight-asian="normal" style:font-size-complex="10pt" style:font-size-asian="10pt" style:font-name-complex="Arial" style:text-position="0% 100%" style:text-outline="false" fo:font-style="normal" style:text-underline-style="none" style:text-underline-color="font-color" fo:font-weight="normal" fo:font-size="10pt" style:font-style-complex="normal" style:text-line-through-type="none" fo:color="#1c1d1f"/>
    </style:style>
    <style:style style:name="T5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1c1d1f" style:text-position="0% 100%" style:font-name-complex="Arial" style:font-size-asian="10pt" style:font-size-complex="10pt" style:font-weight-asian="normal" style:font-weight-complex="normal" style:font-style-asian="normal" style:font-name="Arial"/>
    </style:style>
    <style:style style:name="T6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text-position="0% 100%" style:font-name-complex="Arial" style:font-size-asian="10pt" style:font-size-complex="10pt" style:font-weight-asian="normal" style:font-weight-complex="normal" style:font-style-asian="normal" style:font-name="Arial" fo:color="#ff0000"/>
    </style:style>
    <style:style style:name="T7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text-position="0% 100%" style:font-name-complex="Arial" style:font-size-asian="10pt" style:font-size-complex="10pt" style:font-weight-asian="normal" style:font-weight-complex="normal" style:font-style-asian="normal" style:font-name="Arial" fo:color="#1c1d1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quire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/>
          <table:table-cell table:style-name="ce1" office:value-type="string" calcext:value-type="string">
            <text:p>Requirements</text:p>
          </table:table-cell>
          <table:table-cell table:style-name="ce6" table:number-columns-repeated="25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Главная страница</text:p>
          </table:table-cell>
          <table:table-cell table:style-name="ce6" table:number-columns-repeated="25"/>
          <table:table-cell table:number-columns-repeated="99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office:annotation draw:style-name="gr1" draw:text-style-name="P2" svg:width="280.6pt" svg:height="42.75pt" svg:x="600.18pt" svg:y="54.74pt" draw:caption-point-x="-11.54pt" draw:caption-point-y="-22.96pt">
              <dc:date>2022-09-13T00:00:00</dc:date>
              <text:p text:style-name="P1">Это требование?</text:p>
              <text:p text:style-name="P1"><text:tab/>-Ольга Гринёва</text:p>
            </office:annotation>
            <text:p>Перед вами система, которая позволяет создавать аккаунты новых пользователей, новые тарифы, а также привязывать тарифный план к пользователю. Также есть возможность просмотреть информацию о текущем счете пользователя.</text:p>
          </table:table-cell>
          <table:table-cell table:style-name="ce6" table:number-columns-repeated="25"/>
          <table:table-cell table:number-columns-repeated="99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На главной странице в шапке (header) содержится информация о названии сервиса Guru99 telecom, после нажатия на которую страница обновляется</text:p>
          </table:table-cell>
          <table:table-cell table:style-name="ce6" table:number-columns-repeated="25"/>
          <table:table-cell table:number-columns-repeated="99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office:annotation draw:style-name="gr2" draw:text-style-name="P2" svg:width="280.6pt" svg:height="84.08pt" svg:x="600.18pt" svg:y="81.35pt" draw:caption-point-x="-11.54pt" draw:caption-point-y="-18.09pt">
              <dc:date>2022-09-13T00:00:00</dc:date>
              <text:p text:style-name="P1">1. Какая картинка?</text:p>
              <text:p text:style-name="P1">2. На главной странице, исходя из требований, должно быть 4 активные кнопки, но, также, в требовании указано, что должно быть 5 кнопок.</text:p>
              <text:p text:style-name="P1">Сколько активных кнопок должно быть на главной странице, 4 или 5?</text:p>
              <text:p text:style-name="P1"><text:tab/>-Ольга Гринёва</text:p>
            </office:annotation>
            <text:p><text:span text:style-name="T1">На главной странице долж</text:span><text:span text:style-name="T2">ен</text:span><text:span text:style-name="T3">на</text:span><text:span text:style-name="T4"> присутствовать картинка с телефоном и 4 активные кнопки: Add Customer, Add Tariff Plan, Add Tariff Plan to Customer, Pay Billing и Delete Customer, а также описание для каждой из них. На данный момент оно выполнено в виде текста-филлера, но в следующих релизах будет обновлено</text:span></text:p>
          </table:table-cell>
          <table:table-cell table:style-name="ce6" table:number-columns-repeated="25"/>
          <table:table-cell table:number-columns-repeated="99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280.6pt" svg:height="42.75pt" svg:x="600.18pt" svg:y="101.99pt" draw:caption-point-x="-11.54pt" draw:caption-point-y="-22.96pt">
              <dc:date>2022-09-13T00:00:00</dc:date>
              <text:p text:style-name="P1">При нажатии на какую кнопку пользователь должен перенаправляться на страницу с указанным действием?</text:p>
              <text:p text:style-name="P1"><text:tab/>-Ольга Гринёва</text:p>
            </office:annotation>
            <text:p>При нажатии на кнопку пользователь должен перенаправляться на страницу с указанным действием</text:p>
          </table:table-cell>
          <table:table-cell table:style-name="ce6" table:number-columns-repeated="25"/>
          <table:table-cell table:number-columns-repeated="99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office:annotation draw:style-name="gr3" draw:text-style-name="P2" svg:width="280.6pt" svg:height="58.48pt" svg:x="600.18pt" svg:y="117.75pt" draw:caption-point-x="-11.54pt" draw:caption-point-y="-22.99pt">
              <dc:date>2022-09-13T00:00:00</dc:date>
              <text:p text:style-name="P1">Какие кнопки можно вызвать с помощью бургер-меню?</text:p>
              <text:p text:style-name="P1">Требования не должны ссылаться на другие требования!</text:p>
              <text:p text:style-name="P1"><text:tab/>-Ольга Гринёва</text:p>
            </office:annotation>
            <text:p>Также пользователь может вызвать эти кнопки, используя боковое гамбургер-меню. Названия кнопок и действия после нажатия должны быть такими же, как и в пунктах 3, 4.</text:p>
          </table:table-cell>
          <table:table-cell table:style-name="ce6" table:number-columns-repeated="25"/>
          <table:table-cell table:number-columns-repeated="99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office:annotation draw:style-name="gr4" draw:text-style-name="P2" svg:width="280.6pt" svg:height="42.72pt" svg:x="600.18pt" svg:y="133.51pt" draw:caption-point-x="-11.54pt" draw:caption-point-y="-22.99pt">
              <dc:date>2022-09-13T00:00:00</dc:date>
              <text:p text:style-name="P1">Кнопка X это кнопка на клавиатуре или кнопка закрытия?</text:p>
              <text:p text:style-name="P1"><text:tab/>-Ольга Гринёва</text:p>
            </office:annotation>
            <text:p>Пользователь может закрыть боковое меню, нажав на любое свободное место на сайте или используя кнопку X</text:p>
          </table:table-cell>
          <table:table-cell table:style-name="ce6" table:number-columns-repeated="25"/>
          <table:table-cell table:number-columns-repeated="997"/>
        </table:table-row>
        <table:table-row table:style-name="ro1">
          <table:table-cell table:style-name="ce3"/>
          <table:table-cell table:style-name="ce5"/>
          <table:table-cell table:style-name="ce6" table:number-columns-repeated="25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Add Customer</text:p>
          </table:table-cell>
          <table:table-cell table:style-name="ce6" table:number-columns-repeated="25"/>
          <table:table-cell table:number-columns-repeated="99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office:annotation draw:style-name="gr1" draw:text-style-name="P2" svg:width="280.6pt" svg:height="72.88pt" svg:x="600.18pt" svg:y="165.69pt" draw:caption-point-x="-11.54pt" draw:caption-point-y="-7.91pt">
              <dc:date>2022-09-13T00:00:00</dc:date>
              <text:p text:style-name="P1">По какому принципу работают лого и боковое меню на странице Add Customer? Т.к. после нажатия на лого в шапке на странице Add Customer  происходит переход на главную страницу, что не соответствует Т2 для главной страницы.</text:p>
              <text:p text:style-name="P1"><text:tab/>-Ольга Гринёва</text:p>
            </office:annotation>
            <text:p>Для пользователя доступно лого в шапке и боковое меню, которое работает по тому же принципу, как и для главной страницы</text:p>
          </table:table-cell>
          <table:table-cell table:style-name="ce6" table:number-columns-repeated="25"/>
          <table:table-cell table:number-columns-repeated="99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Под шапкой располагается название самой страницы Add Customer</text:p>
          </table:table-cell>
          <table:table-cell table:style-name="ce6" table:number-columns-repeated="25"/>
          <table:table-cell table:number-columns-repeated="99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Background Check обозначает статус пользователя. Pending - пользователь ожидает одобрения. Done - пользователь создан. Можно выбрать только один вариант</text:p>
          </table:table-cell>
          <table:table-cell table:style-name="ce6" table:number-columns-repeated="25"/>
          <table:table-cell table:number-columns-repeated="99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<text:span text:style-name="T5">Billing Addres</text:span><text:span text:style-name="T6">s</text:span><text:span text:style-name="T7"> - это платежный адрес пользователя. При создании необходимо ввести First Name, Last Name, Email, Address и Mobile Number</text:span></text:p>
          </table:table-cell>
          <table:table-cell table:style-name="ce6" table:number-columns-repeated="25"/>
          <table:table-cell table:number-columns-repeated="99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office:annotation draw:style-name="gr1" draw:text-style-name="P2" svg:width="280.6pt" svg:height="50.49pt" svg:x="600.18pt" svg:y="239.9pt" draw:caption-point-x="-11.54pt" draw:caption-point-y="-19.13pt">
              <dc:date>2022-09-13T00:00:00</dc:date>
              <text:p text:style-name="P1">В каком пункте указаны названия для полей страницы Add Customer? В пункте 3 для требований к странице Add Customer никаких названий не указано.</text:p>
              <text:p text:style-name="P1"><text:tab/>-Ольга Гринёва</text:p>
            </office:annotation>
            <text:p>У каждого поля должно быть название указанное в пункте 3 и placeholder (подсказка) внутри поля для ввода, которая должна повторять название</text:p>
          </table:table-cell>
          <table:table-cell table:style-name="ce6" table:number-columns-repeated="25"/>
          <table:table-cell table:number-columns-repeated="99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office:annotation draw:style-name="gr2" draw:text-style-name="P2" svg:width="280.6pt" svg:height="74.24pt" svg:x="600.18pt" svg:y="259.51pt" draw:caption-point-x="-11.54pt" draw:caption-point-y="-22.99pt">
              <dc:date>2022-09-13T00:00:00</dc:date>
              <text:p text:style-name="P1">1. Какие именно поля должны быть обязательными?</text:p>
              <text:p text:style-name="P1">2. Где должно появляться всплывающее окно?</text:p>
              <text:p text:style-name="P1">3. Нужно ли нажать на кнопку Submit, чтобы появилось всплывающее окно?</text:p>
              <text:p text:style-name="P1"><text:tab/>-Ольга Гринёва</text:p>
            </office:annotation>
            <text:p>Все описанные поля (пп. 3 и 4) обязательные и должны быть отмечены *. Если оставить их пустыми, то должно появиться всплывающее окно - Please fill all fields</text:p>
          </table:table-cell>
          <table:table-cell table:style-name="ce6" table:number-columns-repeated="25"/>
          <table:table-cell table:number-columns-repeated="99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При выборе поля для ввода оно должно подсвечиваться голубым цветом</text:p>
          </table:table-cell>
          <table:table-cell table:style-name="ce6" table:number-columns-repeated="25"/>
          <table:table-cell table:number-columns-repeated="99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office:annotation draw:style-name="gr1" draw:text-style-name="P2" svg:width="280.6pt" svg:height="42.75pt" svg:x="600.18pt" svg:y="291pt" draw:caption-point-x="-11.54pt" draw:caption-point-y="-22.99pt">
              <dc:date>2022-09-13T00:00:00</dc:date>
              <text:p text:style-name="P1">1. Какие сообщения об ошибке должны обнуляться, где и при каких условиях они должны появляться?</text:p>
              <text:p text:style-name="P1"><text:tab/>-Ольга Гринёва</text:p>
            </office:annotation>
            <text:p>Кнопка Reset обнуляет все заполненные значения и сообщения об ошибке</text:p>
          </table:table-cell>
          <table:table-cell table:style-name="ce6" table:number-columns-repeated="25"/>
          <table:table-cell table:number-columns-repeated="99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Кнопка Submit сохраняет пользователя в базе</text:p>
          </table:table-cell>
          <table:table-cell table:style-name="ce6" table:number-columns-repeated="25"/>
          <table:table-cell table:number-columns-repeated="99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office:annotation draw:style-name="gr1" draw:text-style-name="P2" svg:width="280.6pt" svg:height="42.75pt" svg:x="600.18pt" svg:y="322.5pt" draw:caption-point-x="-11.54pt" draw:caption-point-y="-22.99pt">
              <dc:date>2022-09-13T00:00:00</dc:date>
              <text:p text:style-name="P1">1. После нажатия чего появляется информация о Customer ID?</text:p>
              <text:p text:style-name="P1"><text:tab/>-Ольга Гринёва</text:p>
            </office:annotation>
            <text:p>После ее нажатия появляется информация о Customer ID, сообщение Please Note Down Your Customer ID и кнопка Home, которая возвращает пользователя на главную страницу</text:p>
          </table:table-cell>
          <table:table-cell table:style-name="ce6" table:number-columns-repeated="25"/>
          <table:table-cell table:number-columns-repeated="99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office:annotation draw:style-name="gr1" draw:text-style-name="P2" svg:width="280.6pt" svg:height="42.75pt" svg:x="600.18pt" svg:y="338.26pt" draw:caption-point-x="-11.54pt" draw:caption-point-y="-22.99pt">
              <dc:date>2022-09-13T00:00:00</dc:date>
              <text:p text:style-name="P1">1. Customer ID должен состоять из 6 чего (букв/цифр/знаков)?</text:p>
              <text:p text:style-name="P1"><text:tab/>-Ольга Гринёва</text:p>
            </office:annotation>
            <text:p>Customer ID должен быть уникальным и состоять из 6</text:p>
          </table:table-cell>
          <table:table-cell table:style-name="ce6" table:number-columns-repeated="25"/>
          <table:table-cell table:number-columns-repeated="997"/>
        </table:table-row>
        <table:table-row table:style-name="ro1">
          <table:table-cell table:style-name="ce3"/>
          <table:table-cell table:style-name="ce5"/>
          <table:table-cell table:style-name="ce6" table:number-columns-repeated="25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Требования к валидациям</text:p>
          </table:table-cell>
          <table:table-cell table:style-name="ce6" table:number-columns-repeated="25"/>
          <table:table-cell table:number-columns-repeated="99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office:annotation draw:style-name="gr5" draw:text-style-name="P2" svg:width="280.6pt" svg:height="184.85pt" svg:x="600.18pt" svg:y="338.09pt" draw:caption-point-x="-11.54pt" draw:caption-point-y="24.43pt">
              <dc:date>2022-09-13T00:00:00</dc:date>
              <text:p text:style-name="P1">1. В поле First Name можно ввести только буквы, какие буквы? в каком регистре можно вводить?</text:p>
              <text:p text:style-name="P1">2. При вводе цифр, латиницы и спецсимволов - Numbers, Cyrillic and special characters are not allowed. - Почему в сообщении об ошибке должно быть написано Cyrillic , если нужно ввести латиницу?</text:p>
              <text:p text:style-name="P1">3. Если поле оставить пустым и нажать на кнопку Submit должно появиться сообщение - First Name must not be blank - Требование противоречит Т6 для страницы Add Customer, где сказано, что "Все описанные поля (пп. 3 и 4) обязательные и должны быть отмечены *. Если оставить их пустыми, то должно появиться всплывающее окно - Please fill all fields"</text:p>
              <text:p text:style-name="P1">4. Должно ли появляться сообщение об ошибке, если поле оставлено пустым, но кнопка Submit не нажата?</text:p>
              <text:p text:style-name="P1"><text:tab/>-Ольга Гринёва</text:p>
            </office:annotation>
            <text:p>First Name - можно ввести только буквы. Требований к ограничению длины нет. В случае ввода цифр должно появится сообщение - Numbers are not allowed. При вводе спецсимволов - Special characters are not allowed. При вводе кириллицы - Cyrillic are not allowed. При вводе цифр, латиницы и спецсимволов - Numbers, Cyrillic and special characters are not allowed. Если поле оставить пустым и нажать на кнопку Submit должно появиться сообщение - First Name must not be blank</text:p>
          </table:table-cell>
          <table:table-cell table:style-name="ce6" table:number-columns-repeated="25"/>
          <table:table-cell table:number-columns-repeated="99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6" draw:text-style-name="P2" svg:width="280.6pt" svg:height="173.65pt" svg:x="600.18pt" svg:y="359.43pt" draw:caption-point-x="-11.54pt" draw:caption-point-y="18.85pt">
              <dc:date>2022-09-13T00:00:00</dc:date>
              <text:p text:style-name="P1">1. В поле Last Name можно ввести только буквы, какие буквы?</text:p>
              <text:p text:style-name="P1">2. При вводе кириллицы - Cyrillic are not allowed.- не соответствует выше указанному требованию, что можно ввести только буквы</text:p>
              <text:p text:style-name="P1">3. Если поле оставить пустым и нажать на кнопку Submit должно появиться сообщение - Last Name must not be blank - Требование противоречит Т6 для страницы Add Customer, где сказано, что "Все описанные поля (пп. 3 и 4) обязательные и должны быть отмечены *. Если оставить их пустыми, то должно появиться всплывающее окно - Please fill all fields"</text:p>
              <text:p text:style-name="P1">4. Должно ли появляться сообщение об ошибке, если поле оставлено пустым, но кнопка Submit не нажата?</text:p>
              <text:p text:style-name="P1"><text:tab/>-Ольга Гринёва</text:p>
            </office:annotation>
            <text:p>Last Name - можно ввести только буквы. Требований к ограничению длины нет. В случае ввода цифр должно появится сообщение - Numbers are not allowed. При вводе спецсимволов - Special characters are not allowed. При вводе кириллицы - Cyrillic are not allowed. При вводе цифр, кириллицы и спецсимволов - Numbers, Cyrillic and special characters are not allowed. Если поле оставить пустым и нажать на кнопку Submit должно появиться сообщение - Last Name must not be blank</text:p>
          </table:table-cell>
          <table:table-cell table:style-name="ce6" table:number-columns-repeated="25"/>
          <table:table-cell table:number-columns-repeated="99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office:annotation draw:style-name="gr7" draw:text-style-name="P2" svg:width="280.6pt" svg:height="162.45pt" svg:x="600.18pt" svg:y="388.66pt" draw:caption-point-x="-11.54pt" draw:caption-point-y="5.36pt">
              <dc:date>2022-09-13T00:00:00</dc:date>
              <text:p text:style-name="P1">1. Может ли быть что-то после знака @?</text:p>
              <text:p text:style-name="P1">2. Если поле оставить пустым и нажать на кнопку Submit должно появиться сообщение - Last Name must not be blank - </text:p>
              <text:p text:style-name="P1">- Почему в сообщении для поля Email должно быть написано Last Name must not be blank?</text:p>
              <text:p text:style-name="P1">- Требование противоречит Т6 для страницы Add Customer, где сказано, что "Все описанные поля (пп. 3 и 4) обязательные и должны быть отмечены *. Если оставить их пустыми, то должно появиться всплывающее окно - Please fill all fields"</text:p>
              <text:p text:style-name="P1">3. Должно ли появляться сообщение об ошибке, если поле оставлено пустым, но кнопка Submit не нажата?</text:p>
              <text:p text:style-name="P1"><text:tab/>-Ольга Гринёва</text:p>
            </office:annotation>
            <text:p>В поле Email встроена специальная проверка, которая проверяет наличие латиницы, обязательность @ и доменной зоны, например, .com. Требований к ограничению длины нет. В случае, если в это поле ввести просто буквы (кириллица или латиница), цифры или спецсимволы, должно появляться сообщение Email is not valid. Если поле оставить пустым и нажать на кнопку Submit должно появиться сообщение - Last Name must not be blank</text:p>
          </table:table-cell>
          <table:table-cell table:style-name="ce6" table:number-columns-repeated="25"/>
          <table:table-cell table:number-columns-repeated="99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8" draw:text-style-name="P2" svg:width="280.6pt" svg:height="218.44pt" svg:x="600.18pt" svg:y="384.26pt" draw:caption-point-x="-11.54pt" draw:caption-point-y="25.51pt">
              <dc:date>2022-09-13T00:00:00</dc:date>
              <text:p text:style-name="P1">1. В поле Address можно ввести только буквы, какие буквы? (можно ли вводить буквы в верхнем регистре?)</text:p>
              <text:p text:style-name="P1">2. При вводе цифр, букв и спецсимволов - Numbers and special characters are not allowed. - Каких букв, кириллицы или латиницы? Почему это не указано в сообщении об ошибке?</text:p>
              <text:p text:style-name="P1">3. Если поле оставить пустым и нажать на кнопку Submit должно появиться сообщение - Last Name must not be blank -</text:p>
              <text:p text:style-name="P1">- Почему в сообщении для поля Address должно быть написано Last Name must not be blank?</text:p>
              <text:p text:style-name="P1">- Требование противоречит Т6 для страницы Add Customer, где сказано, что "Все описанные поля (пп. 3 и 4) обязательные и должны быть отмечены *. Если оставить их пустыми, то должно появиться всплывающее окно - Please fill all fields"</text:p>
              <text:p text:style-name="P1">4. Должно ли появляться сообщение об ошибке, если поле оставлено пустым, но кнопка Submit не нажата?</text:p>
              <text:p text:style-name="P1"><text:tab/>-Ольга Гринёва</text:p>
            </office:annotation>
            <text:p>Address - можно ввести только буквы. Требований к ограничению длины нет. При вводе спецсимволов - Special characters are not allowed. Точка и запятая разрешены. При вводе кириллицы - Cyrillic are not allowed. При вводе кириллицы и спецсимволов - Cyrillic and special characters are not allowed. При вводе цифр, букв и спецсимволов - Numbers and special characters are not allowed. Если поле оставить пустым и нажать на кнопку Submit должно появиться сообщение - Last Name must not be blank</text:p>
          </table:table-cell>
          <table:table-cell table:style-name="ce6" table:number-columns-repeated="25"/>
          <table:table-cell table:number-columns-repeated="99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office:annotation draw:style-name="gr6" draw:text-style-name="P2" svg:width="280.6pt" svg:height="173.65pt" svg:x="600.18pt" svg:y="406.69pt" draw:caption-point-x="-11.54pt" draw:caption-point-y="18.82pt">
              <dc:date>2022-09-13T00:00:00</dc:date>
              <text:p text:style-name="P1">1. Рекомендую сделать ограничение на длину мобильного номера.</text:p>
              <text:p text:style-name="P1">2. При вводе букв и спецсимволов - Numbers and special characters are not allowed. - Почему в требовании указано "букв", а в сообщении "numbers"?</text:p>
              <text:p text:style-name="P1">3. Если поле оставить пустым и нажать на кнопку Submit должно появиться сообщение - Mobile must not be blank. - Требование противоречит Т6 для страницы Add Customer, где сказано, что "Все описанные поля (пп. 3 и 4) обязательные и должны быть отмечены *. Если оставить их пустыми, то должно появиться всплывающее окно - Please fill all fields"</text:p>
              <text:p text:style-name="P1">4. Должно ли появляться сообщение об ошибке, если поле оставлено пустым, но кнопка Submit не нажата?</text:p>
              <text:p text:style-name="P1"><text:tab/>-Ольга Гринёва</text:p>
            </office:annotation>
            <text:p>Mobile number - можно ввести только цифры. Требований к ограничению длины нет. При вводе спецсимволов - Special characters are not allowed. При вводе букв - Characters are not allowed. При вводе букв и спецсимволов - Numbers and special characters are not allowed. Если поле оставить пустым и нажать на кнопку Submit должно появиться сообщение - Mobile must not be blank</text:p>
          </table:table-cell>
          <table:table-cell table:style-name="ce6" table:number-columns-repeated="25"/>
          <table:table-cell table:number-columns-repeated="997"/>
        </table:table-row>
        <table:table-row table:style-name="ro1" table:number-rows-repeated="973">
          <table:table-cell table:style-name="ce4"/>
          <table:table-cell table:style-name="ce6" table:number-columns-repeated="26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eck-list" table:style-name="ta2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20" table:default-cell-style-name="Default"/>
        <table:table-row table:style-name="ro1">
          <table:table-cell table:style-name="ce7" office:value-type="string" calcext:value-type="string" table:number-columns-spanned="3" table:number-rows-spanned="1">
            <text:p>Project</text:p>
          </table:table-cell>
          <table:covered-table-cell table:number-columns-repeated="2"/>
          <table:table-cell table:style-name="ce15" office:value-type="string" calcext:value-type="string">
            <text:p>Guru99 Telecom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6" office:value-type="date" office:date-value="2022-08-16" calcext:value-type="date">
            <text:p>16.08.202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3" table:number-rows-spanned="1">
            <text:p>Build</text:p>
          </table:table-cell>
          <table:covered-table-cell table:number-columns-repeated="2"/>
          <table:table-cell table:style-name="ce15" office:value-type="string" calcext:value-type="string">
            <text:p>1.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3" table:number-rows-spanned="1">
            <text:p>Tester</text:p>
          </table:table-cell>
          <table:covered-table-cell table:number-columns-repeated="2"/>
          <table:table-cell table:style-name="ce15" office:value-type="string" calcext:value-type="string">
            <text:p>Olga Grinyova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3" table:number-rows-spanned="1">
            <text:p>Environment</text:p>
          </table:table-cell>
          <table:covered-table-cell table:number-columns-repeated="2"/>
          <table:table-cell table:style-name="ce15" office:value-type="string" calcext:value-type="string">
            <text:p>Windows 10 Pro,</text:p>
            <text:p>Google Chrome 104.0.5112.81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Module</text:p>
          </table:table-cell>
          <table:table-cell table:style-name="ce8" office:value-type="string" calcext:value-type="string">
            <text:p>Element/</text:p>
            <text:p>function</text:p>
          </table:table-cell>
          <table:table-cell table:style-name="ce8" office:value-type="string" calcext:value-type="string">
            <text:p>Summary</text:p>
          </table:table-cell>
          <table:table-cell table:style-name="ce8" office:value-type="string" calcext:value-type="string">
            <text:p>Status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 table:number-columns-spanned="1" table:number-rows-spanned="25">
            <text:p>Main Page</text:p>
          </table:table-cell>
          <table:table-cell table:style-name="ce9" office:value-type="string" calcext:value-type="string" table:number-columns-spanned="1" table:number-rows-spanned="2">
            <text:p>Header</text:p>
          </table:table-cell>
          <table:table-cell table:style-name="ce12" office:value-type="string" calcext:value-type="string">
            <text:p>The service name "Guru99 telecom" is displayed in the profile header</text:p>
          </table:table-cell>
          <table:table-cell table:style-name="ce17"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covered-table-cell table:number-columns-repeated="2"/>
          <table:table-cell table:style-name="ce13" office:value-type="string" calcext:value-type="string">
            <text:p>Refreshing the page after clicking on the header</text:p>
          </table:table-cell>
          <table:table-cell table:style-name="ce17"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covered-table-cell/>
          <table:table-cell table:style-name="ce9" office:value-type="string" calcext:value-type="string" table:number-columns-spanned="1" table:number-rows-spanned="2">
            <text:p>Picture with a phone</text:p>
          </table:table-cell>
          <table:table-cell table:style-name="ce14" office:value-type="string" calcext:value-type="string">
            <text:p>Picture with a phone is displayed on the page</text:p>
          </table:table-cell>
          <table:table-cell table:style-name="ce17" office:value-type="string" calcext:value-type="string">
            <text:p>Passed</text:p>
          </table:table-cell>
          <table:table-cell table:number-columns-repeated="1020"/>
        </table:table-row>
        <table:table-row table:style-name="ro4">
          <table:covered-table-cell table:number-columns-repeated="2"/>
          <table:table-cell table:style-name="ce13" office:value-type="string" calcext:value-type="string">
            <text:p>Picture with a phone is disabled</text:p>
          </table:table-cell>
          <table:table-cell table:style-name="ce17" office:value-type="string" calcext:value-type="string">
            <text:p>Passed</text:p>
          </table:table-cell>
          <table:table-cell table:number-columns-repeated="1020"/>
        </table:table-row>
        <table:table-row table:style-name="ro5">
          <table:covered-table-cell/>
          <table:table-cell table:style-name="ce9" office:value-type="string" calcext:value-type="string" table:number-columns-spanned="1" table:number-rows-spanned="3">
            <text:p>Add Customer button</text:p>
          </table:table-cell>
          <table:table-cell table:style-name="ce13" office:value-type="string" calcext:value-type="string">
            <text:p>The button is displayed on the page</text:p>
          </table:table-cell>
          <table:table-cell table:style-name="ce17"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covered-table-cell table:number-columns-repeated="2"/>
          <table:table-cell table:style-name="ce13" office:value-type="string" calcext:value-type="string">
            <text:p>The description is displayed under the button</text:p>
          </table:table-cell>
          <table:table-cell table:style-name="ce17" office:value-type="string" calcext:value-type="string">
            <text:p>Passed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table:style-name="ce13" office:value-type="string" calcext:value-type="string">
            <text:p>Redirect to the "Add Customer" page on button click</text:p>
          </table:table-cell>
          <table:table-cell table:style-name="ce17" office:value-type="string" calcext:value-type="string">
            <text:p>Passed</text:p>
          </table:table-cell>
          <table:table-cell table:number-columns-repeated="1020"/>
        </table:table-row>
        <table:table-row table:style-name="ro7">
          <table:covered-table-cell/>
          <table:table-cell table:style-name="ce9" office:value-type="string" calcext:value-type="string" table:number-columns-spanned="1" table:number-rows-spanned="3">
            <text:p>Add Tariff Plan button</text:p>
          </table:table-cell>
          <table:table-cell table:style-name="ce13" office:value-type="string" calcext:value-type="string">
            <text:p>The button is displayed on the page</text:p>
          </table:table-cell>
          <table:table-cell table:style-name="ce17"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covered-table-cell table:number-columns-repeated="2"/>
          <table:table-cell table:style-name="ce13" office:value-type="string" calcext:value-type="string">
            <text:p>The description is displayed under the button</text:p>
          </table:table-cell>
          <table:table-cell table:style-name="ce17" office:value-type="string" calcext:value-type="string">
            <text:p>Passed</text:p>
          </table:table-cell>
          <table:table-cell table:number-columns-repeated="1020"/>
        </table:table-row>
        <table:table-row table:style-name="ro8">
          <table:covered-table-cell table:number-columns-repeated="2"/>
          <table:table-cell table:style-name="ce13" office:value-type="string" calcext:value-type="string">
            <text:p>Redirect to the "Add Tariff Plan" page on button click</text:p>
          </table:table-cell>
          <table:table-cell table:style-name="ce17" office:value-type="string" calcext:value-type="string">
            <text:p>Passed</text:p>
          </table:table-cell>
          <table:table-cell table:number-columns-repeated="1020"/>
        </table:table-row>
        <table:table-row table:style-name="ro8">
          <table:covered-table-cell/>
          <table:table-cell table:style-name="ce9" office:value-type="string" calcext:value-type="string" table:number-columns-spanned="1" table:number-rows-spanned="3">
            <text:p>Add Tariff Plan to Customer button</text:p>
          </table:table-cell>
          <table:table-cell table:style-name="ce13" office:value-type="string" calcext:value-type="string">
            <text:p>The button is displayed on the page</text:p>
          </table:table-cell>
          <table:table-cell table:style-name="ce17"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covered-table-cell table:number-columns-repeated="2"/>
          <table:table-cell table:style-name="ce13" office:value-type="string" calcext:value-type="string">
            <text:p>The description is displayed under the button</text:p>
          </table:table-cell>
          <table:table-cell table:style-name="ce17" office:value-type="string" calcext:value-type="string">
            <text:p>Passed</text:p>
          </table:table-cell>
          <table:table-cell table:number-columns-repeated="1020"/>
        </table:table-row>
        <table:table-row table:style-name="ro9">
          <table:covered-table-cell table:number-columns-repeated="2"/>
          <table:table-cell table:style-name="ce13" office:value-type="string" calcext:value-type="string">
            <text:p>Redirect to the "Add Tariff Plan to Customer" page on button click</text:p>
          </table:table-cell>
          <table:table-cell table:style-name="ce17" office:value-type="string" calcext:value-type="string">
            <text:p>Passed</text:p>
          </table:table-cell>
          <table:table-cell table:number-columns-repeated="1020"/>
        </table:table-row>
        <table:table-row table:style-name="ro8">
          <table:covered-table-cell/>
          <table:table-cell table:style-name="ce9" office:value-type="string" calcext:value-type="string" table:number-columns-spanned="1" table:number-rows-spanned="3">
            <text:p>Pay Billing button</text:p>
          </table:table-cell>
          <table:table-cell table:style-name="ce13" office:value-type="string" calcext:value-type="string">
            <text:p>The button is displayed on the page</text:p>
          </table:table-cell>
          <table:table-cell table:style-name="ce17" office:value-type="string" calcext:value-type="string">
            <text:p>Passed</text:p>
          </table:table-cell>
          <table:table-cell table:number-columns-repeated="1020"/>
        </table:table-row>
        <table:table-row table:style-name="ro7">
          <table:covered-table-cell table:number-columns-repeated="2"/>
          <table:table-cell table:style-name="ce13" office:value-type="string" calcext:value-type="string">
            <text:p>The description is displayed under the button</text:p>
          </table:table-cell>
          <table:table-cell table:style-name="ce17" office:value-type="string" calcext:value-type="string">
            <text:p>Passed</text:p>
          </table:table-cell>
          <table:table-cell table:number-columns-repeated="1020"/>
        </table:table-row>
        <table:table-row table:style-name="ro10">
          <table:covered-table-cell table:number-columns-repeated="2"/>
          <table:table-cell table:style-name="ce13" office:value-type="string" calcext:value-type="string">
            <text:p>Redirect to the "Pay Billing" page on button click</text:p>
          </table:table-cell>
          <table:table-cell table:style-name="ce1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covered-table-cell/>
          <table:table-cell table:style-name="ce9" office:value-type="string" calcext:value-type="string" table:number-columns-spanned="1" table:number-rows-spanned="9">
            <text:p>Burger menu</text:p>
          </table:table-cell>
          <table:table-cell table:style-name="ce13" office:value-type="string" calcext:value-type="string">
            <text:p>Burger menu is displayed on the page</text:p>
          </table:table-cell>
          <table:table-cell table:style-name="ce1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Active buttons are located at the menu</text:p>
          </table:table-cell>
          <table:table-cell table:style-name="ce1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Close the menu with the Close button</text:p>
          </table:table-cell>
          <table:table-cell table:style-name="ce1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Close the menu by clicking on any place on the site</text:p>
          </table:table-cell>
          <table:table-cell table:style-name="ce1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"Home" button close the menu and refresh the page</text:p>
          </table:table-cell>
          <table:table-cell table:style-name="ce1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"Add Customer" button redirect to the Add Customer page</text:p>
          </table:table-cell>
          <table:table-cell table:style-name="ce1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"Add Tariff Plans" button redirect to the Add Tariff Plan page</text:p>
          </table:table-cell>
          <table:table-cell table:style-name="ce1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"Add Tariff Plan to Customer" button redirect to the Add Tariff Plan to Customer page</text:p>
          </table:table-cell>
          <table:table-cell table:style-name="ce1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"Pay Billing" button redirect to the Pay Billing page</text:p>
          </table:table-cell>
          <table:table-cell table:style-name="ce17" office:value-type="string" calcext:value-type="string">
            <text:p>Passed</text:p>
          </table:table-cell>
          <table:table-cell table:number-columns-repeated="1020"/>
        </table:table-row>
        <table:table-row table:style-name="ro1" table:number-rows-repeated="38">
          <table:table-cell table:style-name="ce10"/>
          <table:table-cell table:style-name="ce11" table:number-columns-repeated="2"/>
          <table:table-cell table:style-name="ce18"/>
          <table:table-cell table:number-columns-repeated="1020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quirements" style:display-name="PageStyle_Require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eck-list" style:display-name="PageStyle_Check-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20" meta:object-count="0"/>
    <meta:generator>LibreOfficeDev/6.0.5.2$Linux_X86_64 LibreOffice_project/</meta:generator>
  </office:meta>
</office:document-meta>
</file>